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" svg:font-family="'Times ne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 style:list-style-name="L1">
      <style:text-properties style:font-name="Times New Roman" fo:font-size="12pt" officeooo:rsid="0014e75a" officeooo:paragraph-rsid="0014e75a" style:font-size-asian="12pt" style:font-size-complex="12pt"/>
    </style:style>
    <style:style style:name="P2" style:family="paragraph" style:parent-style-name="Standard">
      <style:text-properties style:font-name="Times New Roman" officeooo:rsid="00081b3c" officeooo:paragraph-rsid="00081b3c"/>
    </style:style>
    <style:style style:name="P3" style:family="paragraph" style:parent-style-name="Standard">
      <style:text-properties style:font-name="Times New Roman" fo:font-weight="bold" officeooo:rsid="00081b3c" officeooo:paragraph-rsid="00081b3c" style:font-weight-asian="bold" style:font-weight-complex="bold"/>
    </style:style>
    <style:style style:name="P4" style:family="paragraph" style:parent-style-name="Standard" style:list-style-name="L1">
      <style:text-properties style:font-name="Times New Roman" officeooo:rsid="000f157c" officeooo:paragraph-rsid="000f157c"/>
    </style:style>
    <style:style style:name="P5" style:family="paragraph" style:parent-style-name="Standard">
      <style:text-properties style:font-name="Times New Roman" fo:font-size="12pt" officeooo:rsid="00081b3c" officeooo:paragraph-rsid="00081b3c" style:font-size-asian="12pt" style:font-size-complex="12pt"/>
    </style:style>
    <style:style style:name="P6" style:family="paragraph" style:parent-style-name="Standard">
      <style:text-properties style:font-name="Times New Roman" fo:font-size="12pt" officeooo:rsid="000f157c" officeooo:paragraph-rsid="000f157c" style:font-size-asian="12pt" style:font-size-complex="12pt"/>
    </style:style>
    <style:style style:name="P7" style:family="paragraph" style:parent-style-name="Standard" style:list-style-name="L1">
      <style:text-properties style:font-name="Times New Roman" fo:font-size="12pt" officeooo:rsid="0010eaab" officeooo:paragraph-rsid="0010eaab" style:font-size-asian="12pt" style:font-size-complex="12pt"/>
    </style:style>
    <style:style style:name="P8" style:family="paragraph" style:parent-style-name="Standard" style:list-style-name="L1">
      <style:text-properties style:font-name="Times New Roman" fo:font-size="12pt" officeooo:rsid="0016c412" officeooo:paragraph-rsid="0016c412" style:font-size-asian="12pt" style:font-size-complex="12pt"/>
    </style:style>
    <style:style style:name="P9" style:family="paragraph" style:parent-style-name="Standard" style:list-style-name="L1">
      <style:text-properties style:font-name="Times New Roman" fo:font-size="12pt" officeooo:rsid="00195a53" officeooo:paragraph-rsid="00195a53" style:font-size-asian="12pt" style:font-size-complex="12pt"/>
    </style:style>
    <style:style style:name="P10" style:family="paragraph" style:parent-style-name="Standard">
      <style:text-properties style:font-name="Times New Roman" fo:font-size="12pt" officeooo:rsid="00195a53" officeooo:paragraph-rsid="00195a53" style:font-size-asian="12pt" style:font-size-complex="12pt"/>
    </style:style>
    <style:style style:name="P11" style:family="paragraph" style:parent-style-name="Standard">
      <style:text-properties style:font-name="Times New Roman" style:text-underline-style="solid" style:text-underline-width="auto" style:text-underline-color="font-color" officeooo:rsid="001c3cdc" officeooo:paragraph-rsid="001c3cdc"/>
    </style:style>
    <style:style style:name="P12" style:family="paragraph" style:parent-style-name="Standard" style:list-style-name="L1">
      <style:text-properties officeooo:paragraph-rsid="000f157c"/>
    </style:style>
    <style:style style:name="P13" style:family="paragraph" style:parent-style-name="Standard" style:list-style-name="L1">
      <style:text-properties officeooo:rsid="0014e75a" officeooo:paragraph-rsid="0014e75a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f157c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officeooo:rsid="000f157c" style:font-size-asian="12pt" style:font-size-complex="12pt"/>
    </style:style>
    <style:style style:name="T5" style:family="text">
      <style:text-properties officeooo:rsid="000f157c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1c5bff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qlite3 für C++</text:p>
      <text:p text:style-name="P2"/>
      <text:p text:style-name="P2">Erstmal muss diese C++ Bibliothek installiert werden.</text:p>
      <text:p text:style-name="P2"/>
      <text:p text:style-name="P11">Installation:</text:p>
      <text:p text:style-name="P5"/>
      <text:p text:style-name="P6">Hier wird beschreibt wie man diese Bibliothek in Ubuntu/Mac installieren kann.</text:p>
      <text:p text:style-name="P6"/>
      <text:list xml:id="list17285778" text:style-name="L1">
        <text:list-item>
          <text:p text:style-name="P4"><text:span text:style-name="T6">Pre-compiled Binary herunterladen aus diese</text:span><text:span text:style-name="T7">r</text:span><text:span text:style-name="T6"> Seite: </text:span><text:a xlink:type="simple" xlink:href="https://www.sqlite.org/download.html" text:style-name="Internet_20_link" text:visited-style-name="Visited_20_Internet_20_Link"><text:span text:style-name="T6">https://www.sqlite.org/download.html</text:span></text:a></text:p>
          <text:p text:style-name="P12"><text:span text:style-name="T4">(z.b. für Ubuntu </text:span><text:bookmark text:name="a6"/><text:a xlink:type="simple" xlink:href="https://www.sqlite.org/2018/sqlite-tools-linux-x86-3240000.zip" text:style-name="Internet_20_link" text:visited-style-name="Visited_20_Internet_20_Link"><text:span text:style-name="T3">sqlite-tools-linux-x86-3240000.zip</text:span></text:a><text:span text:style-name="T4">)</text:span></text:p>
        </text:list-item>
        <text:list-item>
          <text:p text:style-name="P7">Neu Ordner erstellen (z.b. mkdir sqlite)</text:p>
        </text:list-item>
        <text:list-item>
          <text:p text:style-name="P13"><text:span text:style-name="T3">Entzippen den Inhalt «</text:span><text:a xlink:type="simple" xlink:href="https://www.sqlite.org/2018/sqlite-tools-linux-x86-3240000.zip" text:style-name="Internet_20_link" text:visited-style-name="Visited_20_Internet_20_Link"><text:span text:style-name="T3">sqlite-tools-linux-x86-3240000.zip</text:span></text:a><text:span text:style-name="T3">» in den sqlite Ordner.</text:span></text:p>
          <text:p text:style-name="P1">tar xvfz sqlite-autoconf-3071502.tar.gz</text:p>
        </text:list-item>
        <text:list-item>
          <text:p text:style-name="P1">./configure --prefix = /usr/local</text:p>
        </text:list-item>
        <text:list-item>
          <text:p text:style-name="P8">make</text:p>
        </text:list-item>
        <text:list-item>
          <text:p text:style-name="P8">make install</text:p>
        </text:list-item>
        <text:list-item>
          <text:p text:style-name="P9">Die Bibliothek ist nun installiert und kann verwendet werden.</text:p>
        </text:list-item>
      </text:list>
      <text:p text:style-name="P10"/>
      <text:p text:style-name="P10"/>
      <text:p text:style-name="P10"/>
      <text:p text:style-name="P10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" svg:font-family="'Times ne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7:01:35.608630996</meta:creation-date>
    <dc:date>2018-08-12T18:32:30.298265769</dc:date>
    <meta:editing-duration>P2DT1H20M17S</meta:editing-duration>
    <meta:editing-cycles>10</meta:editing-cycles>
    <meta:generator>LibreOffice/6.0.3.2$Linux_X86_64 LibreOffice_project/00m0$Build-2</meta:generator>
    <meta:document-statistic meta:table-count="0" meta:image-count="0" meta:object-count="0" meta:page-count="1" meta:paragraph-count="13" meta:word-count="74" meta:character-count="581" meta:non-whitespace-character-count="528"/>
  </office:meta>
</office:document-meta>
</file>